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1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103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1.5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 style:data-style-name="N103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/>
          <table:table-cell office:value-type="string" calcext:value-type="string">
            <text:p>Using LibreOffice Linear Solv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currency" office:currency="USD" office:value="120514" calcext:value-type="currency">
            <text:p>$120,5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8:05:18.0927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5-11T08:36:38.614239000</dc:date>
    <meta:editing-duration>PT21H53M4S</meta:editing-duration>
    <meta:editing-cycles>8</meta:editing-cycles>
    <meta:generator>LibreOffice/4.4.3.2$MacOSX_X86_64 LibreOffice_project/88805f81e9fe61362df02b9941de8e38a9b5fd16</meta:generator>
    <meta:document-statistic meta:table-count="3" meta:cell-count="56" meta:object-count="0"/>
  </office:meta>
</office:document-meta>
</file>